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fo:font-weight="normal" officeooo:paragraph-rsid="000c6f7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officeooo:paragraph-rsid="0010393b"/>
    </style:style>
    <style:style style:name="P3" style:family="paragraph" style:parent-style-name="Standard" style:list-style-name="L1">
      <style:text-properties fo:font-style="normal" style:text-underline-style="none" officeooo:paragraph-rsid="0010393b" style:font-style-asian="normal" style:font-style-complex="normal"/>
    </style:style>
    <style:style style:name="P4" style:family="paragraph" style:parent-style-name="Standard" style:list-style-name="L1">
      <style:text-properties fo:font-style="normal" style:text-underline-style="none" officeooo:paragraph-rsid="001190f6" style:font-style-asian="normal" style:font-style-complex="normal"/>
    </style:style>
    <style:style style:name="P5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6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7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8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21939" style:font-style-asian="normal" style:font-style-complex="normal"/>
    </style:style>
    <style:style style:name="P9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officeooo:paragraph-rsid="001190f6"/>
    </style:style>
    <style:style style:name="P10" style:family="paragraph" style:parent-style-name="Heading_20_1">
      <style:text-properties officeooo:paragraph-rsid="000c6f79"/>
    </style:style>
    <style:style style:name="P11" style:family="paragraph" style:parent-style-name="Heading_20_1">
      <style:text-properties officeooo:paragraph-rsid="0010393b"/>
    </style:style>
    <style:style style:name="T1" style:family="text">
      <style:text-properties officeooo:rsid="000c6f79"/>
    </style:style>
    <style:style style:name="T2" style:family="text">
      <style:text-properties officeooo:rsid="000e3de0"/>
    </style:style>
    <style:style style:name="T3" style:family="text">
      <style:text-properties officeooo:rsid="0010393b"/>
    </style:style>
    <style:style style:name="T4" style:family="text">
      <style:text-properties fo:font-style="italic" officeooo:rsid="0010393b" style:font-style-asian="italic" style:font-style-complex="italic"/>
    </style:style>
    <style:style style:name="T5" style:family="text">
      <style:text-properties fo:font-style="italic" officeooo:rsid="001190f6" style:font-style-asian="italic" style:font-style-complex="italic"/>
    </style:style>
    <style:style style:name="T6" style:family="text">
      <style:text-properties fo:font-style="italic" officeooo:rsid="00121939" style:font-style-asian="italic" style:font-style-complex="italic"/>
    </style:style>
    <style:style style:name="T7" style:family="text">
      <style:text-properties fo:font-style="italic" officeooo:rsid="0013544d" style:font-style-asian="italic" style:font-style-complex="italic"/>
    </style:style>
    <style:style style:name="T8" style:family="text">
      <style:text-properties officeooo:rsid="001190f6"/>
    </style:style>
    <style:style style:name="T9" style:family="text">
      <style:text-properties fo:font-style="normal"/>
    </style:style>
    <style:style style:name="T10" style:family="text">
      <style:text-properties fo:font-style="normal" officeooo:rsid="0010393b" style:font-style-asian="normal" style:font-style-complex="normal"/>
    </style:style>
    <style:style style:name="T11" style:family="text">
      <style:text-properties fo:font-style="normal" officeooo:rsid="0013544d" style:font-style-asian="normal" style:font-style-complex="normal"/>
    </style:style>
    <style:style style:name="T12" style:family="text">
      <style:text-properties officeooo:rsid="00121939"/>
    </style:style>
    <style:style style:name="T13" style:family="text">
      <style:text-properties style:text-underline-style="none"/>
    </style:style>
    <style:style style:name="T14" style:family="text">
      <style:text-properties style:font-style-asian="normal"/>
    </style:style>
    <style:style style:name="T15" style:family="text">
      <style:text-properties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Situacijos aprašymas</text:span></text:h>
      <text:p text:style-name="P1"><text:span text:style-name="T1"/></text:p>
      <text:p text:style-name="Standard"><text:span text:style-name="T1">Organizacija, kuriai yra kuriama sistema, yra atsakinga už paramos administravimą tam tikrai ūkinei veiklai. Organizacijoje yra keletas padalinių, kur kiekvienas iš jų yra atsakingas už kažkokio tai paramos priemonių poaibio administravimą. </text:span><text:span text:style-name="T2">Taip pat </text:span><text:span text:style-name="T3">padaliniai naudojasi tam tikromis informacinėmis sistemomis (IS). Kuriamos sistemos paskirtis yra padėti atlikti padalinių ir IS apkrovų analizę.</text:span></text:p>
      <text:h text:style-name="P11" text:outline-level="1"><text:span text:style-name="T3">Užduotis „Apkrovų skaičiavimas“</text:span></text:h>
      <text:list xml:id="list998397758" text:style-name="L1">
        <text:list-item>
          <text:p text:style-name="P2"><text:span text:style-name="T3">Prisijunkite prie sistemos. Vardas yra </text:span><text:span text:style-name="T4">user</text:span><text:span text:style-name="T10">. </text:span><text:span text:style-name="T11">Kitus laukus palikite tuščius.</text:span></text:p>
        </text:list-item>
        <text:list-item>
          <text:p text:style-name="P3"><text:span text:style-name="T3">Importuokite duomenis iš failo </text:span><text:span text:style-name="T4">/home/vakaras/RSys/static/test2.xls.</text:span></text:p>
        </text:list-item>
        <text:list-item>
          <text:p text:style-name="P5"><text:span text:style-name="T8">Raskite, kuris padalinys buvo labiausiai apkrautas 2009 metų gruodžio mėnesį. </text:span></text:p>
          <text:p text:style-name="P5"><text:span text:style-name="T8">Įrašykite jo pavadinimą:<text:tab/></text:span></text:p>
        </text:list-item>
        <text:list-item>
          <text:p text:style-name="P4"><text:span text:style-name="T8">Raskite, kada buvo labiausiai apkrautas </text:span><text:span text:style-name="T5">Padalinys 7.</text:span></text:p>
          <text:p text:style-name="P6"><text:span text:style-name="T8">Nuo:<text:tab/> iki:<text:tab/></text:span></text:p>
        </text:list-item>
        <text:list-item>
          <text:p text:style-name="P6"><text:span text:style-name="T8">Raskite, kuri informacinė sistema buvo labiausiai apkrauta 2011 metų rugsėjo mėnesį.</text:span></text:p>
          <text:p text:style-name="P5"><text:span text:style-name="T8">Įrašykite jo pavadinimą:<text:tab/></text:span></text:p>
        </text:list-item>
        <text:list-item>
          <text:p text:style-name="P8"><text:span text:style-name="T12">Raskite, kuris iš padalinių </text:span><text:span text:style-name="T6">Padalinys 1</text:span><text:span text:style-name="T12">, </text:span><text:span text:style-name="T6">Padalinys 4</text:span><text:span text:style-name="T12">, </text:span><text:span text:style-name="T6">Padalinys 5</text:span><text:span text:style-name="T12">,</text:span><text:span text:style-name="T6"> Padalinys 10</text:span><text:span text:style-name="T12">, </text:span><text:span text:style-name="T6">Padalinys 11</text:span><text:span text:style-name="T12">, </text:span><text:span text:style-name="T6">Padalinys 12</text:span><text:span text:style-name="T12"> buvo labiausiai apkrautas 2010 metų vasario mėnesį.</text:span></text:p>
          <text:p text:style-name="P8"><text:span text:style-name="T8">Įrašykite jo pavadinimą:<text:tab/></text:span></text:p>
        </text:list-item>
        <text:list-item>
          <text:p text:style-name="P4"><text:span text:style-name="T8">Raskite, kada buvo labiausiai apkrauta </text:span><text:span text:style-name="T5">Patikros užduočių vykdymo</text:span><text:span text:style-name="T8"> </text:span><text:span text:style-name="T12">informacinė sistema</text:span><text:span text:style-name="T5">.</text:span></text:p>
          <text:p text:style-name="P9">Nuo:<text:tab/> iki: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.4cm" style:auto-text-indent="false"/>
      <style:text-properties style:font-name="Ubuntu2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style:font-name="Ubuntu1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1-18T17:06:03</meta:creation-date>
    <meta:generator>OpenOffice.org/3.2$Unix OpenOffice.org_project/320m19$Build-9505</meta:generator>
    <dc:date>2011-11-18T18:04:01</dc:date>
    <dc:creator>Vytautas Astrauskas</dc:creator>
    <meta:editing-duration>PT00H57M33S</meta:editing-duration>
    <meta:editing-cycles>5</meta:editing-cycles>
    <meta:document-statistic meta:table-count="0" meta:image-count="0" meta:object-count="0" meta:page-count="1" meta:paragraph-count="15" meta:word-count="153" meta:character-count="1157"/>
  </office:meta>
</office:document-meta>
</file>